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3.5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4.94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6.4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20.3pt"/>
    </style:style>
    <style:style style:name="co10" style:family="table-column">
      <style:table-column-properties fo:break-before="auto" style:column-width="15.65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273.26pt"/>
    </style:style>
    <style:style style:name="co13" style:family="table-column">
      <style:table-column-properties fo:break-before="auto" style:column-width="302.6pt"/>
    </style:style>
    <style:style style:name="co1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pt" fo:break-before="auto" style:use-optimal-row-height="fals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"/>
    <style:style style:name="ce31" style:family="table-cell" style:parent-style-name="Default" style:data-style-name="N1"/>
    <style:style style:name="ce3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7" table:default-cell-style-name="ce31"/>
        <table:table-column table:style-name="co12" table:default-cell-style-name="Default"/>
        <table:table-column table:style-name="co13" table:default-cell-style-name="Default"/>
        <table:table-column table:style-name="co14" table:number-columns-repeated="988" table:default-cell-style-name="Default"/>
        <table:table-row table:style-name="ro1"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ENCODING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NOTES</text:p>
          </table:table-cell>
          <table:table-cell table:style-name="ce36" table:number-columns-repeated="987"/>
          <table:table-cell/>
        </table:table-row>
        <table:table-row table:style-name="ro2">
          <table:table-cell table:style-name="ce12" office:value-type="string" calcext:value-type="string" table:number-columns-spanned="36" table:number-rows-spanned="1">
            <text:p>Instruction Types</text:p>
          </table:table-cell>
          <table:covered-table-cell table:number-columns-repeated="26" table:style-name="ce9"/>
          <table:covered-table-cell table:number-columns-repeated="7" table:style-name="ce6"/>
          <table:covered-table-cell table:number-columns-repeated="2" table:style-name="ce9"/>
          <table:table-cell table:style-name="ce36" table:number-columns-repeated="987"/>
          <table:table-cell/>
        </table:table-row>
        <table:table-row table:style-name="ro1">
          <table:table-cell table:style-name="ce3" office:value-type="string" calcext:value-type="string">
            <text:p>R-typ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 table:number-columns-spanned="7" table:number-rows-spanned="1">
            <text:p>funct7</text:p>
          </table:table-cell>
          <table:covered-table-cell table:number-columns-repeated="6" table:style-name="ce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funct3</text:p>
          </table:table-cell>
          <table:covered-table-cell table:number-columns-repeated="2" table:style-name="ce3"/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ce33"/>
          <table:table-cell table:style-name="ce3"/>
          <table:table-cell table:style-name="ce36" table:number-columns-repeated="987"/>
          <table:table-cell/>
        </table:table-row>
        <table:table-row table:style-name="ro1">
          <table:table-cell table:style-name="ce3" office:value-type="string" calcext:value-type="string">
            <text:p>I-type</text:p>
          </table:table-cell>
          <table:table-cell table:style-name="ce3"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ce33"/>
          <table:table-cell table:style-name="ce3"/>
          <table:table-cell table:style-name="ce36" table:number-columns-repeated="987"/>
          <table:table-cell/>
        </table:table-row>
        <table:table-row table:style-name="ro1">
          <table:table-cell table:style-name="ce3" office:value-type="string" calcext:value-type="string">
            <text:p>S-type</text:p>
          </table:table-cell>
          <table:table-cell table:style-name="ce3" office:value-type="string" calcext:value-type="string">
            <text:p>S</text:p>
          </table:table-cell>
          <table:table-cell table:style-name="ce11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4" table:style-name="ce3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ce33"/>
          <table:table-cell table:style-name="ce3"/>
          <table:table-cell table:style-name="ce36" table:number-columns-repeated="987"/>
          <table:table-cell/>
        </table:table-row>
        <table:table-row table:style-name="ro1">
          <table:table-cell table:style-name="ce3" office:value-type="string" calcext:value-type="string">
            <text:p>B-type</text:p>
          </table:table-cell>
          <table:table-cell table:style-name="ce3" office:value-type="string" calcext:value-type="string">
            <text:p>B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 table:style-name="ce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3" office:value-type="string" calcext:value-type="string" table:number-columns-spanned="5" table:number-rows-spanned="1">
            <text:p>Imm[4:1|11]</text:p>
          </table:table-cell>
          <table:covered-table-cell table:number-columns-repeated="4" table:style-name="ce3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ce33"/>
          <table:table-cell table:style-name="ce3"/>
          <table:table-cell table:style-name="ce36" table:number-columns-repeated="987"/>
          <table:table-cell/>
        </table:table-row>
        <table:table-row table:style-name="ro1">
          <table:table-cell table:style-name="ce3" office:value-type="string" calcext:value-type="string">
            <text:p>U-typ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3"/>
          <table:table-cell table:style-name="ce24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ce33"/>
          <table:table-cell table:style-name="ce3"/>
          <table:table-cell table:style-name="ce36" table:number-columns-repeated="987"/>
          <table:table-cell/>
        </table:table-row>
        <table:table-row table:style-name="ro1">
          <table:table-cell table:style-name="ce3" office:value-type="string" calcext:value-type="string">
            <text:p>J-type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 table:number-columns-spanned="20" table:number-rows-spanned="1">
            <text:p>Imm[20|10:1|11|19:12]</text:p>
          </table:table-cell>
          <table:covered-table-cell table:number-columns-repeated="19" table:style-name="ce3"/>
          <table:table-cell table:style-name="ce24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Default"/>
          <table:table-cell table:style-name="ce33"/>
          <table:table-cell table:style-name="ce3"/>
          <table:table-cell table:style-name="ce36" table:number-columns-repeated="987"/>
          <table:table-cell/>
        </table:table-row>
        <table:table-row table:style-name="ro3">
          <table:table-cell table:style-name="ce14" office:value-type="string" calcext:value-type="string" table:number-columns-spanned="36" table:number-rows-spanned="1">
            <text:p>32-bit Base Instruction Set (I)</text:p>
          </table:table-cell>
          <table:covered-table-cell table:number-columns-repeated="26" table:style-name="ce3"/>
          <table:covered-table-cell table:style-name="ce27"/>
          <table:covered-table-cell table:number-columns-repeated="6" table:style-name="Default"/>
          <table:covered-table-cell table:number-columns-repeated="2" table:style-name="ce3"/>
          <table:table-cell table:style-name="ce36" table:number-columns-repeated="987"/>
          <table:table-cell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15"/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8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[31:12] = Imm[31:12] : '0'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15"/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Imm[31:12] : '0') + [pc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style-name="ce15" office:value-type="string" calcext:value-type="string">
            <text:p>Imm[20]</text:p>
          </table:table-cell>
          <table:table-cell table:style-name="ce11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15"/>
          <table:table-cell table:style-name="ce15" office:value-type="string" calcext:value-type="string">
            <text:p>Imm[11]</text:p>
          </table:table-cell>
          <table:table-cell table:style-name="ce11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15"/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style-name="ce28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[pc] + 4; pc = Off[20:1]</text:p>
          </table:table-cell>
          <table:table-cell office:value-type="string" calcext:value-type="string">
            <text:p>Range: +/- 1MB, offset multiple of 2 bytes, uncond. jump, rd = x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style-name="ce28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[pc] + 4; pc = Off[11:0] + rs1</text:p>
          </table:table-cell>
          <table:table-cell office:value-type="string" calcext:value-type="string">
            <text:p>if result not required, x0 = des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style-name="ce15" office:value-type="string" calcext:value-type="string">
            <text:p>off[12]</text:p>
          </table:table-cell>
          <table:table-cell table:style-name="ce11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4" table:number-rows-spanned="1">
            <text:p>off[4:1]</text:p>
          </table:table-cell>
          <table:covered-table-cell table:number-columns-repeated="3" table:style-name="ce15"/>
          <table:table-cell table:style-name="ce15" office:value-type="string" calcext:value-type="string">
            <text:p>off[11]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take_branch = rs1 == rs2; pc += Off[12:1]</text:p>
          </table:table-cell>
          <table:table-cell office:value-type="string" calcext:value-type="string">
            <text:p>Range: +/- 4KB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style-name="ce15" office:value-type="string" calcext:value-type="string">
            <text:p>off[12]</text:p>
          </table:table-cell>
          <table:table-cell table:style-name="ce11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off[4:1]</text:p>
          </table:table-cell>
          <table:covered-table-cell table:number-columns-repeated="3" table:style-name="ce15"/>
          <table:table-cell table:style-name="ce15" office:value-type="string" calcext:value-type="string">
            <text:p>off[11]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take_branch = rs1 != rs2; pc += Off[12:1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style-name="ce15" office:value-type="string" calcext:value-type="string">
            <text:p>off[12]</text:p>
          </table:table-cell>
          <table:table-cell table:style-name="ce11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4" table:number-rows-spanned="1">
            <text:p>off[4:1]</text:p>
          </table:table-cell>
          <table:covered-table-cell table:number-columns-repeated="3" table:style-name="ce15"/>
          <table:table-cell table:style-name="ce15" office:value-type="string" calcext:value-type="string">
            <text:p>off[11]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take_branch = (signed)rs1 &lt; (signed)rs2; pc += Off[12:1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style-name="ce15" office:value-type="string" calcext:value-type="string">
            <text:p>off[12]</text:p>
          </table:table-cell>
          <table:table-cell table:style-name="ce11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off[4:1]</text:p>
          </table:table-cell>
          <table:covered-table-cell table:number-columns-repeated="3" table:style-name="ce15"/>
          <table:table-cell table:style-name="ce15" office:value-type="string" calcext:value-type="string">
            <text:p>off[11]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take_branch = (signed)rs1 &gt;= (signed)rs2; pc += Off[12:1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style-name="ce15" office:value-type="string" calcext:value-type="string">
            <text:p>off[12]</text:p>
          </table:table-cell>
          <table:table-cell table:style-name="ce11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4" table:number-rows-spanned="1">
            <text:p>off[4:1]</text:p>
          </table:table-cell>
          <table:covered-table-cell table:number-columns-repeated="3" table:style-name="ce15"/>
          <table:table-cell table:style-name="ce15" office:value-type="string" calcext:value-type="string">
            <text:p>off[11]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take_branch = rs1 &lt; rs2; pc += Off[12:1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style-name="ce15" office:value-type="string" calcext:value-type="string">
            <text:p>off[12]</text:p>
          </table:table-cell>
          <table:table-cell table:style-name="ce11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off[4:1]</text:p>
          </table:table-cell>
          <table:covered-table-cell table:number-columns-repeated="3" table:style-name="ce15"/>
          <table:table-cell table:style-name="ce15" office:value-type="string" calcext:value-type="string">
            <text:p>off[11]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take_branch = rs1 &gt;= rs2; pc += Off[12:1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sign : (Mem[Off[11:0] + base])[7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sign : (Mem[Off[11:0] + base])[15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Mem[Off[11:0] + base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'0' : (Mem[Off[11:0] + base])[7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'0' : (Mem[Off[11:0] + base])[15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em[base + Off[11:0]] = rs2[7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em[base + Off[11:0]] = rs2[15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15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base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em[base + Off[11:0]] = rs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(signed)imm[11:0] + rs1)[31:0]</text:p>
          </table:table-cell>
          <table:table-cell office:value-type="string" calcext:value-type="string">
            <text:p>Overflow ignored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signed)rs1 &lt; (signed)imm[11:0] ? 1 : 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&lt; (signed)imm[11:0] ? 1 : 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XOR (signed)imm[1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OR (signed)imm[1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AND (signed)imm[1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&lt;&lt; shamt[4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&gt;&gt; shamt[4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[31] : (rs1 &gt;&gt; shamt[4:0])[30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rs1 + rs2)[3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rs1 - rs2)[3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rs1 &lt;&lt; rs2[4:0])[3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(signed)rs1 &lt; (signed)rs2 : 1 : 0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rs1 &lt; rs2 : 1 : 0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XOR rs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(rs1 &gt;&gt; rs2[4:0])[31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[31] : (rs1 &gt;&gt; rs2[4:0])[30:0]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OR rs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Rd = rs1 AND rs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ENCE</text:p>
          </table:table-cell>
          <table:table-cell/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I</text:p>
          </table:table-cell>
          <table:table-cell table:style-name="ce15" office:value-type="string" calcext:value-type="string">
            <text:p>PO</text:p>
          </table:table-cell>
          <table:table-cell table:style-name="ce15" office:value-type="string" calcext:value-type="string">
            <text:p>PR</text:p>
          </table:table-cell>
          <table:table-cell table:style-name="ce15" office:value-type="string" calcext:value-type="string">
            <text:p>PW</text:p>
          </table:table-cell>
          <table:table-cell table:style-name="ce15" office:value-type="string" calcext:value-type="string">
            <text:p>SI</text:p>
          </table:table-cell>
          <table:table-cell table:style-name="ce15" office:value-type="string" calcext:value-type="string">
            <text:p>SO</text:p>
          </table:table-cell>
          <table:table-cell table:style-name="ce15" office:value-type="string" calcext:value-type="string">
            <text:p>SR</text:p>
          </table:table-cell>
          <table:table-cell table:style-name="ce15" office:value-type="string" calcext:value-type="string">
            <text:p>SW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ORDER DEVICE I/O &amp; MEMORY ACCESSE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ENCE.I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YNCHRONIZE INSTRUCTION &amp; DATA STREAM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YSTEM CAL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YSTEM BREAK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SRRW</text:p>
          </table:table-cell>
          <table:table-cell/>
          <table:table-cell table:style-name="ce11" office:value-type="string" calcext:value-type="string" table:number-columns-spanned="12" table:number-rows-spanned="1">
            <text:p>csr</text:p>
          </table:table-cell>
          <table:covered-table-cell table:number-columns-repeated="11" table:style-name="ce1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/>
          <table:table-cell table:number-columns-repeated="989"/>
        </table:table-row>
        <table:table-row table:style-name="ro1">
          <table:table-cell office:value-type="string" calcext:value-type="string">
            <text:p>CSRRS</text:p>
          </table:table-cell>
          <table:table-cell/>
          <table:table-cell table:style-name="ce11" office:value-type="string" calcext:value-type="string" table:number-columns-spanned="12" table:number-rows-spanned="1">
            <text:p>csr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/>
          <table:table-cell table:number-columns-repeated="989"/>
        </table:table-row>
        <table:table-row table:style-name="ro1">
          <table:table-cell office:value-type="string" calcext:value-type="string">
            <text:p>CSRRC</text:p>
          </table:table-cell>
          <table:table-cell/>
          <table:table-cell table:style-name="ce11" office:value-type="string" calcext:value-type="string" table:number-columns-spanned="12" table:number-rows-spanned="1">
            <text:p>csr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/>
          <table:table-cell table:number-columns-repeated="989"/>
        </table:table-row>
        <table:table-row table:style-name="ro1">
          <table:table-cell office:value-type="string" calcext:value-type="string">
            <text:p>CSRRWI</text:p>
          </table:table-cell>
          <table:table-cell/>
          <table:table-cell table:style-name="ce11" office:value-type="string" calcext:value-type="string" table:number-columns-spanned="12" table:number-rows-spanned="1">
            <text:p>csr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zimm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/>
          <table:table-cell table:number-columns-repeated="989"/>
        </table:table-row>
        <table:table-row table:style-name="ro1">
          <table:table-cell office:value-type="string" calcext:value-type="string">
            <text:p>CSRRSI</text:p>
          </table:table-cell>
          <table:table-cell/>
          <table:table-cell table:style-name="ce11" office:value-type="string" calcext:value-type="string" table:number-columns-spanned="12" table:number-rows-spanned="1">
            <text:p>csr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zimm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/>
          <table:table-cell table:number-columns-repeated="989"/>
        </table:table-row>
        <table:table-row table:style-name="ro1">
          <table:table-cell office:value-type="string" calcext:value-type="string">
            <text:p>CSRRCI</text:p>
          </table:table-cell>
          <table:table-cell/>
          <table:table-cell table:style-name="ce11" office:value-type="string" calcext:value-type="string" table:number-columns-spanned="12" table:number-rows-spanned="1">
            <text:p>csr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zimm</text:p>
          </table:table-cell>
          <table:covered-table-cell table:number-columns-repeated="4" table:style-name="ce15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/>
          <table:table-cell table:number-columns-repeated="989"/>
        </table:table-row>
        <table:table-row table:style-name="ro1">
          <table:table-cell table:style-name="ce16" office:value-type="string" calcext:value-type="string">
            <text:p>RDCYCLE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 table:number-columns-spanned="5" table:number-rows-spanned="1">
            <text:p>rd</text:p>
          </table:table-cell>
          <table:covered-table-cell table:number-columns-repeated="4" table:style-name="ce16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d[31:0] = (threadtime_curr – threadtime_start) % 2^XLEN</text:p>
          </table:table-cell>
          <table:table-cell office:value-type="string" calcext:value-type="string">
            <text:p>Counters = 64 bits wide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RDCYCLEH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 table:number-columns-spanned="5" table:number-rows-spanned="1">
            <text:p>rd</text:p>
          </table:table-cell>
          <table:covered-table-cell table:number-columns-repeated="4" table:style-name="ce16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d[63:32] = (threadtime_curr – threadtime_start) % 2^XLEN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RDTIME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 table:number-columns-spanned="5" table:number-rows-spanned="1">
            <text:p>rd</text:p>
          </table:table-cell>
          <table:covered-table-cell table:number-columns-repeated="4" table:style-name="ce16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d[31:0] = (realtime_curr – realtime_start) % 2^XLEN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RDTIMEH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 table:number-columns-spanned="5" table:number-rows-spanned="1">
            <text:p>rd</text:p>
          </table:table-cell>
          <table:covered-table-cell table:number-columns-repeated="4" table:style-name="ce16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d[63:32] = (realtime_curr – realtime_start) % 2^XLEN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RDINSTRET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 table:number-columns-spanned="5" table:number-rows-spanned="1">
            <text:p>rd</text:p>
          </table:table-cell>
          <table:covered-table-cell table:number-columns-repeated="4" table:style-name="ce16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d[31:0] = (instrretire_curr – instrretire_start) % 2^XLEN</text:p>
          </table:table-cell>
          <table:table-cell table:number-columns-repeated="989"/>
        </table:table-row>
        <table:table-row table:style-name="ro1">
          <table:table-cell table:style-name="ce16" office:value-type="string" calcext:value-type="string">
            <text:p>RDINSTRETH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 table:number-columns-spanned="5" table:number-rows-spanned="1">
            <text:p>rd</text:p>
          </table:table-cell>
          <table:covered-table-cell table:number-columns-repeated="4" table:style-name="ce16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d[63:32] = (instrretire_curr – instrretire_start) % 2^XLE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25" table:style-name="ce15" office:value-type="float" office:value="0" calcext:value-type="float">
            <text:p>0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989"/>
        </table:table-row>
        <table:table-row table:style-name="ro3">
          <table:table-cell table:style-name="ce14" office:value-type="string" calcext:value-type="string" table:number-columns-spanned="36" table:number-rows-spanned="1">
            <text:p>64-bit Base Instruction Set (I)</text:p>
          </table:table-cell>
          <table:covered-table-cell table:number-columns-repeated="26"/>
          <table:covered-table-cell table:number-columns-repeated="7" table:style-name="ce39"/>
          <table:covered-table-cell table:number-columns-repeated="2"/>
          <table:table-cell table:number-columns-repeated="988"/>
        </table:table-row>
        <table:table-row table:style-name="ro1">
          <table:table-cell table:style-name="ce17" office:value-type="string" calcext:value-type="string">
            <text:p>LWU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LD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SD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string" calcext:value-type="string" table:number-columns-spanned="6" table:number-rows-spanned="1">
            <text:p>Shamt[5:0]</text:p>
          </table:table-cell>
          <table:covered-table-cell table:number-columns-repeated="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string" calcext:value-type="string" table:number-columns-spanned="6" table:number-rows-spanned="1">
            <text:p>Shamt[5:0]</text:p>
          </table:table-cell>
          <table:covered-table-cell table:number-columns-repeated="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string" calcext:value-type="string" table:number-columns-spanned="6" table:number-rows-spanned="1">
            <text:p>Shamt[5:0]</text:p>
          </table:table-cell>
          <table:covered-table-cell table:number-columns-repeated="5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ADDIW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LLIW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RLIW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RAI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ADDW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UB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LLW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RLW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SRA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table:style-name="ce12" office:value-type="string" calcext:value-type="string" table:number-columns-spanned="36" table:number-rows-spanned="1">
            <text:p>32-bit “M” - Multiplication/Division Extension</text:p>
          </table:table-cell>
          <table:covered-table-cell table:number-columns-repeated="26"/>
          <table:covered-table-cell table:number-columns-repeated="7" table:style-name="ce39"/>
          <table:covered-table-cell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(signed)rs1 * (signed)rs2)[31:0]</text:p>
          </table:table-cell>
          <table:table-cell table:style-name="ce15"/>
          <table:table-cell table:number-columns-repeated="988"/>
        </table:table-row>
        <table:table-row table:style-name="ro1"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(signed)rs1 * (signed)rs2)[63:32]</text:p>
          </table:table-cell>
          <table:table-cell table:style-name="ce15" office:value-type="string" calcext:value-type="string">
            <text:p>If high and low required, dest != rs1, rs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(signed)rs1 * rs2)[63:32]</text:p>
          </table:table-cell>
          <table:table-cell table:style-name="ce15"/>
          <table:table-cell table:number-columns-repeated="988"/>
        </table:table-row>
        <table:table-row table:style-name="ro1"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rs1 * rs2)[63:32]</text:p>
          </table:table-cell>
          <table:table-cell table:style-name="ce15"/>
          <table:table-cell table:number-columns-repeated="988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signed)rs1 / (signed)rs2</text:p>
          </table:table-cell>
          <table:table-cell table:style-name="ce15" office:value-type="string" calcext:value-type="string">
            <text:p>If high and low required, dest != rs1, rs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s1 / rs2</text:p>
          </table:table-cell>
          <table:table-cell table:style-name="ce15"/>
          <table:table-cell table:number-columns-repeated="988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signed)rs1 % (signed)rs2</text:p>
          </table:table-cell>
          <table:table-cell table:style-name="ce15"/>
          <table:table-cell table:number-columns-repeated="988"/>
        </table:table-row>
        <table:table-row table:style-name="ro1"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s1 % rs2</text:p>
          </table:table-cell>
          <table:table-cell table:style-name="ce15"/>
          <table:table-cell table:number-columns-repeated="988"/>
        </table:table-row>
        <table:table-row table:style-name="ro3">
          <table:table-cell table:style-name="ce12" office:value-type="string" calcext:value-type="string" table:number-columns-spanned="36" table:number-rows-spanned="1">
            <text:p>64-bit “M” - Multiplication/Division Extension</text:p>
          </table:table-cell>
          <table:covered-table-cell/>
          <table:covered-table-cell table:number-columns-repeated="25" table:style-name="ce15"/>
          <table:covered-table-cell table:number-columns-repeated="7" table:style-name="ce29"/>
          <table:covered-table-cell table:number-columns-repeated="2" table:style-name="ce15"/>
          <table:table-cell table:number-columns-repeated="988"/>
        </table:table-row>
        <table:table-row table:style-name="ro1">
          <table:table-cell office:value-type="string" calcext:value-type="string">
            <text:p>MULW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Rd = (signed)rs1;</text:p>
          </table:table-cell>
          <table:table-cell table:style-name="ce15" office:value-type="string" calcext:value-type="string">
            <text:p>Reserves the mem addr after Rd assign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VW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office:value-type="string" calcext:value-type="string">
            <text:p>*rs1 = rs2; Rd = success ? 0 : non-zero error code;</text:p>
          </table:table-cell>
          <table:table-cell table:style-name="ce15"/>
          <table:table-cell table:number-columns-repeated="988"/>
        </table:table-row>
        <table:table-row table:style-name="ro1">
          <table:table-cell office:value-type="string" calcext:value-type="string">
            <text:p>DIVUW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REMW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REMUX</text:p>
          </table:table-cell>
          <table:table-cell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988"/>
        </table:table-row>
        <table:table-row table:style-name="ro3">
          <table:table-cell table:style-name="ce12" office:value-type="string" calcext:value-type="string" table:number-columns-spanned="36" table:number-rows-spanned="1">
            <text:p>32-bit “A” - Atomic Extension</text:p>
          </table:table-cell>
          <table:covered-table-cell/>
          <table:covered-table-cell table:number-columns-repeated="25" table:style-name="ce15"/>
          <table:covered-table-cell table:number-columns-repeated="7" table:style-name="ce29"/>
          <table:covered-table-cell table:number-columns-repeated="2" table:style-name="ce15"/>
          <table:table-cell table:number-columns-repeated="988"/>
        </table:table-row>
        <table:table-row table:style-name="ro1">
          <table:table-cell office:value-type="string" calcext:value-type="string">
            <text:p>LR.W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 table:style-name="ce15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SC.W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SWAP.W</text:p>
          </table:table-cell>
          <table:table-cell/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ADD.W</text:p>
          </table:table-cell>
          <table:table-cell/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XOR.W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AND.W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OR.W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MIN.W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MAX.W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MINU.W</text:p>
          </table:table-cell>
          <table:table-cell/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MOMAXU.W</text:p>
          </table:table-cell>
          <table:table-cell/>
          <table:table-cell table:number-columns-repeated="3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q</text:p>
          </table:table-cell>
          <table:table-cell table:style-name="ce15" office:value-type="string" calcext:value-type="string">
            <text:p>rl</text:p>
          </table:table-cell>
          <table:table-cell table:style-name="ce1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1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4"/>
          <table:table-cell table:style-name="ce15" table:number-columns-repeated="3"/>
          <table:table-cell table:style-name="ce11" table:number-columns-spanned="5" table:number-rows-spanned="1"/>
          <table:covered-table-cell table:number-columns-repeated="4"/>
          <table:table-cell table:style-name="ce29" table:number-columns-repeated="7"/>
          <table:table-cell table:number-columns-repeated="99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8">00/00/0000</text:date>, <text:time style:data-style-name="N2" text:time-value="20:09:14.779970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4:28:02.239756233</meta:creation-date>
    <dc:date>2017-10-28T20:23:29.616601629</dc:date>
    <meta:editing-duration>P1DT3H14M57S</meta:editing-duration>
    <meta:editing-cycles>116</meta:editing-cycles>
    <meta:generator>LibreOffice/5.4.2.2.0$Linux_X86_64 LibreOffice_project/40m0$Build-2</meta:generator>
    <meta:document-statistic meta:table-count="1" meta:cell-count="2060" meta:object-count="0"/>
  </office:meta>
</office:document-meta>
</file>